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4349a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620f8f">
      <style:table-column-properties style:rel-column-width="4110*"/>
    </style:style>
    <style:style style:family="table" style:name="a673129">
      <style:table-properties style:width="3.96cm" table:align="left"/>
    </style:style>
    <style:style style:family="table-cell" style:name="a21351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olumn" style:name="aeb5b79">
      <style:table-column-properties style:rel-column-width="32768*"/>
    </style:style>
    <style:style style:family="table" style:name="a3856c9">
      <style:table-properties style:width="8.306cm" table:align="left"/>
    </style:style>
    <style:style style:family="table-cell" style:name="a3c5259">
      <style:table-cell-properties fo:border-bottom="0.02mm solid #000000" fo:border-left="none" fo:border-right="0.02mm solid #000000" fo:border-top="0.02mm solid #000000" fo:padding-bottom="0.97mm" fo:padding-left="0.97mm" fo:padding-right="0.97mm" fo:padding-top="0.97mm"/>
    </style:style>
    <style:style style:family="table-column" style:name="a085342">
      <style:table-column-properties style:rel-column-width="32767*"/>
    </style:style>
    <style:style style:family="table" style:name="a9871b8">
      <style:table-properties style:width="17.0cm" table:align="left"/>
    </style:style>
  </office:automatic-styles>
  <office:body>
    <office:text>
      <text:p text:style-name="Standard">Table 1*2, right 4*4; and within again16*3</text:p>
      <table:table table:style-name="a9871b8">
        <table:table-column table:style-name="a085342"/>
        <table:table-row>
          <table:table-cell table:style-name="a3c5259">
            <table:table table:style-name="a3856c9">
              <table:table-column table:style-name="aeb5b79"/>
              <table:table-row>
                <table:table-cell table:style-name="a213517">
                  <table:table table:style-name="a673129">
                    <table:table-column table:style-name="a620f8f"/>
                    <table:table-row>
                      <table:table-cell table:style-name="a4349ac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egoe UI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3S</meta:editing-duration>
  </office:meta>
</office:document-meta>
</file>